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28cm"/>
    </style:style>
    <style:style style:name="co2" style:family="table-column">
      <style:table-column-properties fo:break-before="auto" style:column-width="10.961cm"/>
    </style:style>
    <style:style style:name="co3" style:family="table-column">
      <style:table-column-properties fo:break-before="auto" style:column-width="12.487cm"/>
    </style:style>
    <style:style style:name="co4" style:family="table-column">
      <style:table-column-properties fo:break-before="auto" style:column-width="22.809cm"/>
    </style:style>
    <style:style style:name="co5" style:family="table-column">
      <style:table-column-properties fo:break-before="auto" style:column-width="26.806cm"/>
    </style:style>
    <style:style style:name="co6" style:family="table-column">
      <style:table-column-properties fo:break-before="auto" style:column-width="4.935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 style:family="table-cell" style:parent-style-name="Excel_20_Built-in_20_Normal">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egorie</text:p>
          </table:table-cell>
          <table:table-cell table:style-name="ce1" office:value-type="string">
            <text:p>Problème analysé</text:p>
          </table:table-cell>
          <table:table-cell table:style-name="ce1" office:value-type="string">
            <text:p>Bonne pratique à adopter</text:p>
          </table:table-cell>
          <table:table-cell table:style-name="ce1" office:value-type="string">
            <text:p>Explication du problème</text:p>
          </table:table-cell>
          <table:table-cell table:style-name="ce1" office:value-type="string">
            <text:p>Action recommandée</text:p>
          </table:table-cell>
          <table:table-cell table:style-name="ce1" office:value-type="string">
            <text:p>Référence</text:p>
          </table:table-cell>
          <table:table-cell table:style-name="ce4" table:number-columns-repeated="20"/>
          <table:table-cell table:number-columns-repeated="998"/>
        </table:table-row>
        <table:table-row table:style-name="ro1">
          <table:table-cell table:style-name="ce2" office:value-type="string">
            <text:p>Accessibilité</text:p>
          </table:table-cell>
          <table:table-cell office:value-type="string">
            <text:p>Contraste background et foreground</text:p>
          </table:table-cell>
          <table:table-cell table:number-columns-repeated="2"/>
          <table:table-cell office:value-type="string">
            <text:p>Couleur NOIR BOUTON</text:p>
          </table:table-cell>
          <table:table-cell office:value-type="string">
            <text:p>AUDITS Google Chrome</text:p>
          </table:table-cell>
          <table:table-cell table:number-columns-repeated="1018"/>
        </table:table-row>
        <table:table-row table:style-name="ro1">
          <table:table-cell office:value-type="string">
            <text:p>Accessibilité</text:p>
          </table:table-cell>
          <table:table-cell office:value-type="string">
            <text:p>Manque attribue langue HTML</text:p>
          </table:table-cell>
          <table:table-cell office:value-type="string">
            <text:p>Mettre Lang= ''fr'' à la balise HTML</text:p>
          </table:table-cell>
          <table:table-cell table:style-name="ce3" office:value-type="string">
            <text:p>Pour garantir la prononciation correcte de la page dans son ensemble il faut ajouter lang a html</text:p>
          </table:table-cell>
          <table:table-cell office:value-type="string">
            <text:p>Ajouter lang= ''fr'' dans la balise &lt;html&gt;</text:p>
          </table:table-cell>
          <table:table-cell office:value-type="string">
            <text:p>AUDITS Google Chrome</text:p>
          </table:table-cell>
          <table:table-cell table:number-columns-repeated="1018"/>
        </table:table-row>
        <table:table-row table:style-name="ro1">
          <table:table-cell office:value-type="string">
            <text:p>Accessibilité</text:p>
          </table:table-cell>
          <table:table-cell office:value-type="string">
            <text:p>Pas de texte dans une balise a</text:p>
          </table:table-cell>
          <table:table-cell office:value-type="string">
            <text:p>Mettre un text dans un balise a</text:p>
          </table:table-cell>
          <table:table-cell table:style-name="ce3" office:value-type="string">
            <text:p>es liens tirent principalement leur nom accessible de leur contenu textuel pour améliorer l'expérience de navigation pour les utilisateurs de lecteurs d'écran et d'autres technologies d'assistance.</text:p>
          </table:table-cell>
          <table:table-cell/>
          <table:table-cell office:value-type="string">
            <text:p>AUDITS Google Chrome</text:p>
          </table:table-cell>
          <table:table-cell table:number-columns-repeated="1018"/>
        </table:table-row>
        <table:table-row table:style-name="ro1">
          <table:table-cell office:value-type="string">
            <text:p>SEO</text:p>
          </table:table-cell>
          <table:table-cell table:style-name="ce3" office:value-type="string">
            <text:p>Pas de content dans le meta name</text:p>
          </table:table-cell>
          <table:table-cell office:value-type="string">
            <text:p>Mettre un text dans le content</text:p>
          </table:table-cell>
          <table:table-cell table:style-name="ce3" office:value-type="string">
            <text:p>résumé du contenu d'une page que les moteurs de recherche incluent dans les résultats de recherche </text:p>
          </table:table-cell>
          <table:table-cell office:value-type="string">
            <text:p>Ajouter un text dans content</text:p>
          </table:table-cell>
          <table:table-cell office:value-type="string">
            <text:p>AUDITS Google Chrome</text:p>
          </table:table-cell>
          <table:table-cell table:number-columns-repeated="1018"/>
        </table:table-row>
        <table:table-row table:style-name="ro1">
          <table:table-cell office:value-type="string">
            <text:p>SEO Mobile</text:p>
          </table:table-cell>
          <table:table-cell office:value-type="string">
            <text:p>Taille Police inferieure a 12px</text:p>
          </table:table-cell>
          <table:table-cell office:value-type="string">
            <text:p>60% de la page doit etre a + de 12px</text:p>
          </table:table-cell>
          <table:table-cell table:style-name="ce3" office:value-type="string">
            <text:p>Les tailles de police inférieures à 12 px sont souvent difficiles à lire sur les appareils mobiles </text:p>
          </table:table-cell>
          <table:table-cell office:value-type="string">
            <text:p>Mettre a 12px le text en version mobile</text:p>
          </table:table-cell>
          <table:table-cell office:value-type="string">
            <text:p>AUDITS Google Chrome</text:p>
          </table:table-cell>
          <table:table-cell table:number-columns-repeated="1018"/>
        </table:table-row>
        <table:table-row table:style-name="ro1">
          <table:table-cell office:value-type="string">
            <text:p>SEO Mobile</text:p>
          </table:table-cell>
          <table:table-cell office:value-type="string">
            <text:p>Lien ou boutton inferieux a 48x48</text:p>
          </table:table-cell>
          <table:table-cell office:value-type="string">
            <text:p>Lien ou bouton doit etre minimum a 48x48 avec 8px d'intervalle</text:p>
          </table:table-cell>
          <table:table-cell table:style-name="ce3" office:value-type="string">
            <text:p>Les cibles inférieures à 48 px par 48 px ou à moins de 8 px d'intervalle </text:p>
          </table:table-cell>
          <table:table-cell office:value-type="string">
            <text:p>Modifier le tap target a 48x48 mini avec un padding ou en augmentant la taille des caractere</text:p>
          </table:table-cell>
          <table:table-cell office:value-type="string">
            <text:p>AUDITS Google Chrome</text:p>
          </table:table-cell>
          <table:table-cell table:number-columns-repeated="1018"/>
        </table:table-row>
        <table:table-row table:style-name="ro1">
          <table:table-cell table:number-columns-repeated="1024"/>
        </table:table-row>
        <table:table-row table:style-name="ro1">
          <table:table-cell office:value-type="string">
            <text:p>Accessibilité sur page 2</text:p>
          </table:table-cell>
          <table:table-cell office:value-type="string">
            <text:p>Manque for=''xx'' a label a chaque élément du formulaire</text:p>
          </table:table-cell>
          <table:table-cell office:value-type="string">
            <text:p>Mettre un for=''id'' pour chaque label</text:p>
          </table:table-cell>
          <table:table-cell table:style-name="ce3" office:value-type="string">
            <text:p>es utilisateurs de technologies d'assistance s'appuient sur ces étiquettes pour naviguer dans les formulaires. Les utilisateurs de souris et d'écran tactile bénéficient également d'étiquettes, car le texte de l'étiquette fait une cible de clic plus grande. </text:p>
          </table:table-cell>
          <table:table-cell office:value-type="string">
            <text:p>Ajouter le bonne id de l'element pour chaque label</text:p>
          </table:table-cell>
          <table:table-cell office:value-type="string">
            <text:p>AUDITS Google Chrome</text:p>
          </table:table-cell>
          <table:table-cell table:number-columns-repeated="1018"/>
        </table:table-row>
        <table:table-row table:style-name="ro1">
          <table:table-cell office:value-type="string">
            <text:p>Accessibilité sur page 2</text:p>
          </table:table-cell>
          <table:table-cell office:value-type="string">
            <text:p>Pas de texte dans une balise a</text:p>
          </table:table-cell>
          <table:table-cell office:value-type="string">
            <text:p>Mettre un text dans un balise a</text:p>
          </table:table-cell>
          <table:table-cell table:style-name="ce3" office:value-type="string">
            <text:p>es liens tirent principalement leur nom accessible de leur contenu textuel pour améliorer l'expérience de navigation pour les utilisateurs de lecteurs d'écran et d'autres technologies d'assistance.</text:p>
          </table:table-cell>
          <table:table-cell office:value-type="string">
            <text:p>Rendre visible en 48x48</text:p>
          </table:table-cell>
          <table:table-cell office:value-type="string">
            <text:p>AUDITS Google Chrome</text:p>
          </table:table-cell>
          <table:table-cell table:number-columns-repeated="1018"/>
        </table:table-row>
        <table:table-row table:style-name="ro1" table:number-rows-repeated="99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8000" number:language="fr" number:country="FR">
      <number:number number:min-integer-digits="1"/>
    </number:number-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28/04/2020</text:date>, <text:time>19:18:23</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8T19:18:23.53</dc:date>
    <meta:generator>OpenOffice/4.1.7$Win32 OpenOffice.org_project/417m1$Build-9800</meta:generator>
    <meta:editing-duration>PT1H58M36S</meta:editing-duration>
    <meta:editing-cycles>1</meta:editing-cycles>
    <meta:document-statistic meta:table-count="1" meta:cell-count="51" meta:object-count="0"/>
  </office:meta>
</office:document-meta>
</file>